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10.5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10.5pt" fo:font-weight="normal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Consolas" fo:font-size="10.5pt" fo:font-weight="normal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6a9955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</text:span><text:span text:style-name="T3">DOCTYPE</text:span> <text:span text:style-name="T5">html</text:span><text:span text:style-name="T1">&gt;</text:span></text:p>
      <text:p text:style-name="P1"><text:span text:style-name="T1">&lt;</text:span><text:span text:style-name="T3">html</text:span> <text:span text:style-name="T5">lang</text:span>=<text:span text:style-name="T7">"en"</text:span><text:span text:style-name="T1">&gt;</text:span></text:p>
      <text:p text:style-name="P2">  <text:span text:style-name="T2">&lt;</text:span><text:span text:style-name="T4">head</text:span><text:span text:style-name="T2">&gt;</text:span></text:p>
      <text:p text:style-name="P2">    <text:span text:style-name="T2">&lt;</text:span><text:span text:style-name="T4">meta</text:span><text:span text:style-name="T9"> </text:span><text:span text:style-name="T6">charset</text:span><text:span text:style-name="T9">=</text:span><text:span text:style-name="T8">"UTF-8"</text:span><text:span text:style-name="T2">&gt;</text:span></text:p>
      <text:p text:style-name="P2">    <text:span text:style-name="T2">&lt;</text:span><text:span text:style-name="T4">link</text:span><text:span text:style-name="T9"> </text:span><text:span text:style-name="T6">rel</text:span><text:span text:style-name="T9">=</text:span><text:span text:style-name="T8">"stylesheet"</text:span><text:span text:style-name="T9"> </text:span><text:span text:style-name="T6">href</text:span><text:span text:style-name="T9">=</text:span><text:span text:style-name="T8">"./css/styles.css"</text:span><text:span text:style-name="T2">&gt;</text:span></text:p>
      <text:p text:style-name="P2">    <text:span text:style-name="T2">&lt;</text:span><text:span text:style-name="T4">title</text:span><text:span text:style-name="T2">&gt;</text:span><text:span text:style-name="T9">Site</text:span><text:span text:style-name="T2">&lt;/</text:span><text:span text:style-name="T4">title</text:span><text:span text:style-name="T2">&gt;</text:span></text:p>
      <text:p text:style-name="P2">  <text:span text:style-name="T2">&lt;/</text:span><text:span text:style-name="T4">head</text:span><text:span text:style-name="T2">&gt;</text:span></text:p>
      <text:p text:style-name="P2">  <text:span text:style-name="T2">&lt;</text:span><text:span text:style-name="T4">body</text:span><text:span text:style-name="T2">&gt;</text:span></text:p>
      <text:p text:style-name="P2">    <text:span text:style-name="T2">&lt;</text:span><text:span text:style-name="T4">div</text:span><text:span text:style-name="T9"> </text:span><text:span text:style-name="T6">class</text:span><text:span text:style-name="T9">=</text:span><text:span text:style-name="T8">"container"</text:span><text:span text:style-name="T2">&gt;</text:span></text:p>
      <text:p text:style-name="P2">      <text:span text:style-name="T2">&lt;</text:span><text:span text:style-name="T4">header</text:span><text:span text:style-name="T9"> </text:span><text:span text:style-name="T6">class</text:span><text:span text:style-name="T9">=</text:span><text:span text:style-name="T8">"header"</text:span><text:span text:style-name="T2">&gt;</text:span></text:p>
      <text:p text:style-name="P2">        <text:span text:style-name="T2">&lt;</text:span><text:span text:style-name="T4">h1</text:span><text:span text:style-name="T2">&gt;</text:span><text:span text:style-name="T9">Nome da escola</text:span><text:span text:style-name="T2">&lt;/</text:span><text:span text:style-name="T4">h1</text:span><text:span text:style-name="T2">&gt;</text:span></text:p>
      <text:p text:style-name="P2">        <text:span text:style-name="T2">&lt;</text:span><text:span text:style-name="T4">video</text:span><text:span text:style-name="T9"> </text:span><text:span text:style-name="T6">class</text:span><text:span text:style-name="T9">=</text:span><text:span text:style-name="T8">"video-escola"</text:span><text:span text:style-name="T9"> </text:span><text:span text:style-name="T6">controls</text:span><text:span text:style-name="T2">&gt;</text:span></text:p>
      <text:p text:style-name="P2">          <text:span text:style-name="T2">&lt;</text:span><text:span text:style-name="T4">source</text:span><text:span text:style-name="T9"> </text:span><text:span text:style-name="T6">src</text:span><text:span text:style-name="T9">=</text:span><text:span text:style-name="T8">"./assets/media/video-escola.mp4"</text:span><text:span text:style-name="T9"> </text:span><text:span text:style-name="T6">type</text:span><text:span text:style-name="T9">=</text:span><text:span text:style-name="T8">"video/mp4"</text:span><text:span text:style-name="T2">&gt;</text:span></text:p>
      <text:p text:style-name="P2">        <text:span text:style-name="T2">&lt;/</text:span><text:span text:style-name="T4">video</text:span><text:span text:style-name="T2">&gt;</text:span></text:p>
      <text:p text:style-name="P2">      <text:span text:style-name="T2">&lt;/</text:span><text:span text:style-name="T4">header</text:span><text:span text:style-name="T2">&gt;</text:span></text:p>
      <text:p text:style-name="P2">      <text:span text:style-name="T2">&lt;</text:span><text:span text:style-name="T4">nav</text:span><text:span text:style-name="T9"> </text:span><text:span text:style-name="T6">class</text:span><text:span text:style-name="T9">=</text:span><text:span text:style-name="T8">"menu"</text:span><text:span text:style-name="T2">&gt;</text:span></text:p>
      <text:p text:style-name="P2">        <text:span text:style-name="T2">&lt;</text:span><text:span text:style-name="T4">ul</text:span><text:span text:style-name="T9"> </text:span><text:span text:style-name="T6">class</text:span><text:span text:style-name="T9">=</text:span><text:span text:style-name="T8">"menu-item"</text:span><text:span text:style-name="T2">&gt;</text:span></text:p>
      <text:p text:style-name="P2">          <text:span text:style-name="T2">&lt;</text:span><text:span text:style-name="T4">li</text:span><text:span text:style-name="T2">&gt;</text:span></text:p>
      <text:p text:style-name="P2">            <text:span text:style-name="T2">&lt;</text:span><text:span text:style-name="T4">a</text:span><text:span text:style-name="T9"> </text:span><text:span text:style-name="T6">href</text:span><text:span text:style-name="T9">=</text:span><text:span text:style-name="T8">"./index.html"</text:span><text:span text:style-name="T2">&gt;</text:span><text:span text:style-name="T9">home</text:span><text:span text:style-name="T2">&lt;/</text:span><text:span text:style-name="T4">a</text:span><text:span text:style-name="T2">&gt;</text:span></text:p>
      <text:p text:style-name="P2">          <text:span text:style-name="T2">&lt;/</text:span><text:span text:style-name="T4">li</text:span><text:span text:style-name="T2">&gt;</text:span></text:p>
      <text:p text:style-name="P2">        <text:span text:style-name="T2">&lt;/</text:span><text:span text:style-name="T4">ul</text:span><text:span text:style-name="T2">&gt;</text:span></text:p>
      <text:p text:style-name="P2">        <text:span text:style-name="T2">&lt;</text:span><text:span text:style-name="T4">ul</text:span><text:span text:style-name="T9"> </text:span><text:span text:style-name="T6">class</text:span><text:span text:style-name="T9">=</text:span><text:span text:style-name="T8">"menu-item"</text:span><text:span text:style-name="T2">&gt;</text:span></text:p>
      <text:p text:style-name="P2">          <text:span text:style-name="T2">&lt;</text:span><text:span text:style-name="T4">li</text:span><text:span text:style-name="T2">&gt;</text:span></text:p>
      <text:p text:style-name="P2">            <text:span text:style-name="T2">&lt;</text:span><text:span text:style-name="T4">a</text:span><text:span text:style-name="T9"> </text:span><text:span text:style-name="T6">href</text:span><text:span text:style-name="T9">=</text:span><text:span text:style-name="T8">"#"</text:span><text:span text:style-name="T2">&gt;</text:span><text:span text:style-name="T9">sobre</text:span><text:span text:style-name="T2">&lt;/</text:span><text:span text:style-name="T4">a</text:span><text:span text:style-name="T2">&gt;</text:span></text:p>
      <text:p text:style-name="P2">          <text:span text:style-name="T2">&lt;/</text:span><text:span text:style-name="T4">li</text:span><text:span text:style-name="T2">&gt;</text:span></text:p>
      <text:p text:style-name="P2">        <text:span text:style-name="T2">&lt;/</text:span><text:span text:style-name="T4">ul</text:span><text:span text:style-name="T2">&gt;</text:span></text:p>
      <text:p text:style-name="P2">        <text:span text:style-name="T2">&lt;</text:span><text:span text:style-name="T4">ul</text:span><text:span text:style-name="T9"> </text:span><text:span text:style-name="T6">class</text:span><text:span text:style-name="T9">=</text:span><text:span text:style-name="T8">"menu-item"</text:span><text:span text:style-name="T2">&gt;</text:span></text:p>
      <text:p text:style-name="P2">          <text:span text:style-name="T2">&lt;</text:span><text:span text:style-name="T4">li</text:span><text:span text:style-name="T2">&gt;</text:span></text:p>
      <text:p text:style-name="P2">            <text:span text:style-name="T2">&lt;</text:span><text:span text:style-name="T4">a</text:span><text:span text:style-name="T9"> </text:span><text:span text:style-name="T6">href</text:span><text:span text:style-name="T9">=</text:span><text:span text:style-name="T8">"#"</text:span><text:span text:style-name="T2">&gt;</text:span><text:span text:style-name="T9">contato</text:span><text:span text:style-name="T2">&lt;/</text:span><text:span text:style-name="T4">a</text:span><text:span text:style-name="T2">&gt;</text:span></text:p>
      <text:p text:style-name="P2">          <text:span text:style-name="T2">&lt;/</text:span><text:span text:style-name="T4">li</text:span><text:span text:style-name="T2">&gt;</text:span></text:p>
      <text:p text:style-name="P2">        <text:span text:style-name="T2">&lt;/</text:span><text:span text:style-name="T4">ul</text:span><text:span text:style-name="T2">&gt;</text:span></text:p>
      <text:p text:style-name="P2">      <text:span text:style-name="T2">&lt;/</text:span><text:span text:style-name="T4">nav</text:span><text:span text:style-name="T2">&gt;</text:span></text:p>
      <text:p text:style-name="P2">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content"</text:span><text:span text:style-name="T2">&gt;</text:span></text:p>
      <text:p text:style-name="P2">        <text:span text:style-name="T10">&lt;!-- LADO ESQUERDO --&gt;</text:span></text:p>
      <text:p text:style-name="P2">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left-content"</text:span><text:span text:style-name="T2">&gt;</text:span></text:p>
      <text:p text:style-name="P2">  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box"</text:span><text:span text:style-name="T2">&gt;</text:span></text:p>
      <text:p text:style-name="P2">            <text:span text:style-name="T2">&lt;</text:span><text:span text:style-name="T4">img</text:span><text:span text:style-name="T9"> </text:span><text:span text:style-name="T6">class</text:span><text:span text:style-name="T9">=</text:span><text:span text:style-name="T8">"perfil"</text:span><text:span text:style-name="T9"> </text:span><text:span text:style-name="T6">src</text:span><text:span text:style-name="T9">=</text:span><text:span text:style-name="T8">"./assets/imgs/prof.jpeg"</text:span><text:span text:style-name="T9"> </text:span><text:span text:style-name="T2">&gt;</text:span></text:p>
      <text:p text:style-name="P2">          <text:span text:style-name="T2">&lt;/</text:span><text:span text:style-name="T4">div</text:span><text:span text:style-name="T2">&gt;</text:span></text:p>
      <text:p text:style-name="P2">  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box"</text:span><text:span text:style-name="T2">&gt;</text:span></text:p>
      <text:p text:style-name="P2">    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carousel"</text:span><text:span text:style-name="T2">&gt;</text:span></text:p>
      <text:p text:style-name="P2">              <text:span text:style-name="T2">&lt;</text:span><text:span text:style-name="T4">p</text:span><text:span text:style-name="T2">&gt;</text:span><text:span text:style-name="T9"> SOU MAQUIADORA PROFISSIONAL E INSTRUTORA DE AUTOMAQUIGEM, MEU OBJETIVO E ENSINAR AS TECNICAS MAIS AVANÇADAS DENTRO DO MUNDO DA MAQUIAGEM, TANTO NO ESTILO DE FESTA, E TAMBEM PARA EVENTOS DE TODOS SO ESTILOS.</text:span><text:span text:style-name="T2">&lt;/</text:span><text:span text:style-name="T4">p</text:span><text:span text:style-name="T2">&gt;</text:span></text:p>
      <text:p text:style-name="P2">            <text:span text:style-name="T2">&lt;/</text:span><text:span text:style-name="T4">div</text:span><text:span text:style-name="T2">&gt;</text:span></text:p>
      <text:p text:style-name="P2">          <text:span text:style-name="T2">&lt;/</text:span><text:span text:style-name="T4">div</text:span><text:span text:style-name="T2">&gt;</text:span></text:p>
      <text:p text:style-name="P2">  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box mapa"</text:span><text:span text:style-name="T2">&gt;</text:span></text:p>
      <text:p text:style-name="P2">            <text:span text:style-name="T2">&lt;</text:span><text:span text:style-name="T4">a</text:span><text:span text:style-name="T9"> </text:span><text:span text:style-name="T6">href</text:span><text:span text:style-name="T9">=</text:span><text:span text:style-name="T8">"https://www.google.com/maps/place/School+Pro+Hair/@-23.5003517,-47.4554994,17z/data=!3m1!4b1!4m5!3m4!1s0x94c58aa19280b353:0x65d58edd7f36de78!8m2!3d-23.5003566!4d-47.4533107"</text:span><text:span text:style-name="T9"> </text:span><text:span text:style-name="T6">target</text:span><text:span text:style-name="T9">=</text:span><text:span text:style-name="T8">"_blank"</text:span><text:span text:style-name="T2">&gt;</text:span><text:span text:style-name="T9">Pro Hair Sorocaba</text:span><text:span text:style-name="T2">&lt;/</text:span><text:span text:style-name="T4">a</text:span><text:span text:style-name="T2">&gt;</text:span></text:p>
      <text:p text:style-name="P2">          <text:span text:style-name="T2">&lt;/</text:span><text:span text:style-name="T4">div</text:span><text:span text:style-name="T2">&gt;</text:span></text:p>
      <text:p text:style-name="P2">  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box formulario"</text:span><text:span text:style-name="T2">&gt;</text:span></text:p>
      <text:p text:style-name="P2"><text:soft-page-break/>            <text:span text:style-name="T2">&lt;</text:span><text:span text:style-name="T4">h3</text:span><text:span text:style-name="T2">&gt;</text:span><text:span text:style-name="T9">Inscreva-se</text:span><text:span text:style-name="T2">&lt;/</text:span><text:span text:style-name="T4">h3</text:span><text:span text:style-name="T2">&gt;</text:span></text:p>
      <text:p text:style-name="P2">            <text:span text:style-name="T2">&lt;</text:span><text:span text:style-name="T4">label</text:span><text:span text:style-name="T9"> </text:span><text:span text:style-name="T6">for</text:span><text:span text:style-name="T9">=</text:span><text:span text:style-name="T8">"nome"</text:span><text:span text:style-name="T2">&gt;</text:span></text:p>
      <text:p text:style-name="P2">              <text:span text:style-name="T9">Nome</text:span></text:p>
      <text:p text:style-name="P2">              <text:span text:style-name="T2">&lt;</text:span><text:span text:style-name="T4">input</text:span><text:span text:style-name="T9"> </text:span><text:span text:style-name="T6">type</text:span><text:span text:style-name="T9">=</text:span><text:span text:style-name="T8">"text"</text:span><text:span text:style-name="T9"> </text:span><text:span text:style-name="T6">name</text:span><text:span text:style-name="T9">=</text:span><text:span text:style-name="T8">"nome"</text:span><text:span text:style-name="T9"> </text:span><text:span text:style-name="T6">id</text:span><text:span text:style-name="T9">=</text:span><text:span text:style-name="T8">"nome"</text:span><text:span text:style-name="T9"> </text:span><text:span text:style-name="T6">placeholder</text:span><text:span text:style-name="T9">=</text:span><text:span text:style-name="T8">"Seu nome"</text:span><text:span text:style-name="T2">&gt;</text:span></text:p>
      <text:p text:style-name="P2">            <text:span text:style-name="T2">&lt;/</text:span><text:span text:style-name="T4">label</text:span><text:span text:style-name="T2">&gt;</text:span></text:p>
      <text:p text:style-name="P2">            <text:span text:style-name="T2">&lt;</text:span><text:span text:style-name="T4">label</text:span><text:span text:style-name="T9"> </text:span><text:span text:style-name="T6">for</text:span><text:span text:style-name="T9">=</text:span><text:span text:style-name="T8">"idade"</text:span><text:span text:style-name="T2">&gt;</text:span></text:p>
      <text:p text:style-name="P2">              <text:span text:style-name="T9">Idade</text:span></text:p>
      <text:p text:style-name="P2">              <text:span text:style-name="T2">&lt;</text:span><text:span text:style-name="T4">input</text:span><text:span text:style-name="T9"> </text:span><text:span text:style-name="T6">type</text:span><text:span text:style-name="T9">=</text:span><text:span text:style-name="T8">"text"</text:span><text:span text:style-name="T9"> </text:span><text:span text:style-name="T6">name</text:span><text:span text:style-name="T9">=</text:span><text:span text:style-name="T8">"idade"</text:span><text:span text:style-name="T9"> </text:span><text:span text:style-name="T6">id</text:span><text:span text:style-name="T9">=</text:span><text:span text:style-name="T8">"idade"</text:span><text:span text:style-name="T9"> </text:span><text:span text:style-name="T6">placeholder</text:span><text:span text:style-name="T9">=</text:span><text:span text:style-name="T8">"20 anos"</text:span><text:span text:style-name="T2">&gt;</text:span></text:p>
      <text:p text:style-name="P2">            <text:span text:style-name="T2">&lt;/</text:span><text:span text:style-name="T4">label</text:span><text:span text:style-name="T2">&gt;</text:span></text:p>
      <text:p text:style-name="P2">            <text:span text:style-name="T2">&lt;</text:span><text:span text:style-name="T4">label</text:span><text:span text:style-name="T9"> </text:span><text:span text:style-name="T6">for</text:span><text:span text:style-name="T9">=</text:span><text:span text:style-name="T8">"dia"</text:span><text:span text:style-name="T2">&gt;</text:span></text:p>
      <text:p text:style-name="P2">              <text:span text:style-name="T9">Dia da aula</text:span></text:p>
      <text:p text:style-name="P2">              <text:span text:style-name="T2">&lt;</text:span><text:span text:style-name="T4">input</text:span><text:span text:style-name="T9"> </text:span><text:span text:style-name="T6">type</text:span><text:span text:style-name="T9">=</text:span><text:span text:style-name="T8">"text"</text:span><text:span text:style-name="T9"> </text:span><text:span text:style-name="T6">name</text:span><text:span text:style-name="T9">=</text:span><text:span text:style-name="T8">"dia"</text:span><text:span text:style-name="T9"> </text:span><text:span text:style-name="T6">id</text:span><text:span text:style-name="T9">=</text:span><text:span text:style-name="T8">"dia"</text:span><text:span text:style-name="T9"> </text:span><text:span text:style-name="T6">placeholder</text:span><text:span text:style-name="T9">=</text:span><text:span text:style-name="T8">"24"</text:span><text:span text:style-name="T2">&gt;</text:span></text:p>
      <text:p text:style-name="P2">            <text:span text:style-name="T2">&lt;/</text:span><text:span text:style-name="T4">label</text:span><text:span text:style-name="T2">&gt;</text:span></text:p>
      <text:p text:style-name="P2">            <text:span text:style-name="T2">&lt;</text:span><text:span text:style-name="T4">label</text:span><text:span text:style-name="T9"> </text:span><text:span text:style-name="T6">for</text:span><text:span text:style-name="T9">=</text:span><text:span text:style-name="T8">"hora"</text:span><text:span text:style-name="T2">&gt;</text:span></text:p>
      <text:p text:style-name="P2">              <text:span text:style-name="T9">Horário da aula</text:span></text:p>
      <text:p text:style-name="P2">              <text:span text:style-name="T2">&lt;</text:span><text:span text:style-name="T4">input</text:span><text:span text:style-name="T9"> </text:span><text:span text:style-name="T6">type</text:span><text:span text:style-name="T9">=</text:span><text:span text:style-name="T8">"text"</text:span><text:span text:style-name="T9"> </text:span><text:span text:style-name="T6">name</text:span><text:span text:style-name="T9">=</text:span><text:span text:style-name="T8">"hora"</text:span><text:span text:style-name="T9"> </text:span><text:span text:style-name="T6">id</text:span><text:span text:style-name="T9">=</text:span><text:span text:style-name="T8">"hora"</text:span><text:span text:style-name="T9"> </text:span><text:span text:style-name="T6">placeholder</text:span><text:span text:style-name="T9">=</text:span><text:span text:style-name="T8">"17:00"</text:span><text:span text:style-name="T2">&gt;</text:span></text:p>
      <text:p text:style-name="P2">            <text:span text:style-name="T2">&lt;/</text:span><text:span text:style-name="T4">label</text:span><text:span text:style-name="T2">&gt;</text:span></text:p>
      <text:p text:style-name="P2">            <text:span text:style-name="T2">&lt;</text:span><text:span text:style-name="T4">button</text:span><text:span text:style-name="T9"> </text:span><text:span text:style-name="T6">type</text:span><text:span text:style-name="T9">=</text:span><text:span text:style-name="T8">"submit"</text:span><text:span text:style-name="T9"> </text:span><text:span text:style-name="T6">class</text:span><text:span text:style-name="T9">=</text:span><text:span text:style-name="T8">"btn-inscricao"</text:span><text:span text:style-name="T2">&gt;</text:span><text:span text:style-name="T9">Me Inscrever</text:span><text:span text:style-name="T2">&lt;/</text:span><text:span text:style-name="T4">button</text:span><text:span text:style-name="T2">&gt;</text:span></text:p>
      <text:p text:style-name="P2">          <text:span text:style-name="T2">&lt;/</text:span><text:span text:style-name="T4">div</text:span><text:span text:style-name="T2">&gt;</text:span></text:p>
      <text:p text:style-name="P2">        <text:span text:style-name="T2">&lt;/</text:span><text:span text:style-name="T4">div</text:span><text:span text:style-name="T2">&gt;</text:span></text:p>
      <text:p text:style-name="P2">        <text:span text:style-name="T10">&lt;!-- LADO DIREITO --&gt;</text:span></text:p>
      <text:p text:style-name="P2">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right-content"</text:span><text:span text:style-name="T2">&gt;</text:span></text:p>
      <text:p text:style-name="P2">  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box"</text:span><text:span text:style-name="T2">&gt;</text:span></text:p>
      <text:p text:style-name="P2">    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mission"</text:span><text:span text:style-name="T2">&gt;</text:span></text:p>
      <text:p text:style-name="P2">              <text:span text:style-name="T2">&lt;</text:span><text:span text:style-name="T4">p</text:span><text:span text:style-name="T2">&gt;</text:span><text:span text:style-name="T9">Sinta como a maquiagem pode mudar o seu conceito sobre beleza, aprendera que a automaquiagem alem de ser lucrativa ela pode ser também artisitica. veja as fotos e venha aprender a como transforma a sua vida por meio da automaquiagem!</text:span><text:span text:style-name="T2">&lt;/</text:span><text:span text:style-name="T4">p</text:span><text:span text:style-name="T2">&gt;</text:span></text:p>
      <text:p text:style-name="P2">            <text:span text:style-name="T2">&lt;/</text:span><text:span text:style-name="T4">div</text:span><text:span text:style-name="T2">&gt;</text:span></text:p>
      <text:p text:style-name="P2">          <text:span text:style-name="T2">&lt;/</text:span><text:span text:style-name="T4">div</text:span><text:span text:style-name="T2">&gt;</text:span></text:p>
      <text:p text:style-name="P2">  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box"</text:span><text:span text:style-name="T2">&gt;</text:span></text:p>
      <text:p text:style-name="P2">    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list"</text:span><text:span text:style-name="T2">&gt;</text:span></text:p>
      <text:p text:style-name="P2">                <text:span text:style-name="T2">&lt;</text:span><text:span text:style-name="T4">p</text:span><text:span text:style-name="T2">&gt;</text:span><text:span text:style-name="T9">video de como a maquiagem transforma.</text:span><text:span text:style-name="T2">&lt;/</text:span><text:span text:style-name="T4">p</text:span><text:span text:style-name="T2">&gt;</text:span></text:p>
      <text:p text:style-name="P2">                <text:span text:style-name="T2">&lt;</text:span><text:span text:style-name="T4">video</text:span><text:span text:style-name="T9"> </text:span><text:span text:style-name="T6">class</text:span><text:span text:style-name="T9">=</text:span><text:span text:style-name="T8">"transformaçao-mp4"</text:span><text:span text:style-name="T9"> </text:span><text:span text:style-name="T6">controls</text:span><text:span text:style-name="T2">&gt;</text:span></text:p>
      <text:p text:style-name="P2">                   <text:span text:style-name="T2">&lt;</text:span><text:span text:style-name="T4">source</text:span><text:span text:style-name="T9"> </text:span><text:span text:style-name="T6">src</text:span><text:span text:style-name="T9">=</text:span><text:span text:style-name="T8">"./assets/media/transformaçao.mp4"</text:span><text:span text:style-name="T9"> </text:span><text:span text:style-name="T6">type</text:span><text:span text:style-name="T9">=</text:span><text:span text:style-name="T8">"video/mp4"</text:span><text:span text:style-name="T2">&gt;</text:span></text:p>
      <text:p text:style-name="P2">                <text:span text:style-name="T2">&lt;/</text:span><text:span text:style-name="T4">video</text:span><text:span text:style-name="T2">&gt;</text:span></text:p>
      <text:p text:style-name="P2">            <text:span text:style-name="T2">&lt;/</text:span><text:span text:style-name="T4">div</text:span><text:span text:style-name="T2">&gt;</text:span></text:p>
      <text:p text:style-name="P2">          <text:span text:style-name="T2">&lt;/</text:span><text:span text:style-name="T4">div</text:span><text:span text:style-name="T2">&gt;</text:span></text:p>
      <text:p text:style-name="P2">          <text:span text:style-name="T2">&lt;</text:span><text:span text:style-name="T4">h2</text:span><text:span text:style-name="T9"> </text:span><text:span text:style-name="T6">class</text:span><text:span text:style-name="T9">=</text:span><text:span text:style-name="T8">"titulo-galeria"</text:span><text:span text:style-name="T2">&gt;</text:span><text:span text:style-name="T9">Galeria  de fotos</text:span><text:span text:style-name="T2">&lt;/</text:span><text:span text:style-name="T4">h2</text:span><text:span text:style-name="T2">&gt;</text:span></text:p>
      <text:p text:style-name="P2">          <text:span text:style-name="T2">&lt;</text:span><text:span text:style-name="T4">div</text:span><text:span text:style-name="T9"> </text:span><text:span text:style-name="T6">class</text:span><text:span text:style-name="T9">=</text:span><text:span text:style-name="T8">"box galeria"</text:span><text:span text:style-name="T2">&gt;</text:span></text:p>
      <text:p text:style-name="P2">            <text:span text:style-name="T2">&lt;</text:span><text:span text:style-name="T4">img</text:span><text:span text:style-name="T9"> </text:span><text:span text:style-name="T6">src</text:span><text:span text:style-name="T9">=</text:span><text:span text:style-name="T8">"./assets/imgs/01.jpeg"</text:span><text:span text:style-name="T2">&gt;</text:span></text:p>
      <text:p text:style-name="P2">            <text:span text:style-name="T2">&lt;</text:span><text:span text:style-name="T4">img</text:span><text:span text:style-name="T9"> </text:span><text:span text:style-name="T6">src</text:span><text:span text:style-name="T9">=</text:span><text:span text:style-name="T8">"./assets/imgs/02.jpeg"</text:span><text:span text:style-name="T2">&gt;</text:span></text:p>
      <text:p text:style-name="P2">            <text:span text:style-name="T2">&lt;</text:span><text:span text:style-name="T4">img</text:span><text:span text:style-name="T9"> </text:span><text:span text:style-name="T6">src</text:span><text:span text:style-name="T9">=</text:span><text:span text:style-name="T8">"./assets/imgs/03.jpeg"</text:span><text:span text:style-name="T2">&gt;</text:span></text:p>
      <text:p text:style-name="P2">            <text:span text:style-name="T2">&lt;</text:span><text:span text:style-name="T4">img</text:span><text:span text:style-name="T9"> </text:span><text:span text:style-name="T6">src</text:span><text:span text:style-name="T9">=</text:span><text:span text:style-name="T8">"./assets/imgs/04.jpeg"</text:span><text:span text:style-name="T2">&gt;</text:span></text:p>
      <text:p text:style-name="P2">            <text:span text:style-name="T2">&lt;</text:span><text:span text:style-name="T4">img</text:span><text:span text:style-name="T9"> </text:span><text:span text:style-name="T6">src</text:span><text:span text:style-name="T9">=</text:span><text:span text:style-name="T8">"./assets/imgs/05.jpeg"</text:span><text:span text:style-name="T2">&gt;</text:span></text:p>
      <text:p text:style-name="P2">            <text:span text:style-name="T2">&lt;</text:span><text:span text:style-name="T4">img</text:span><text:span text:style-name="T9"> </text:span><text:span text:style-name="T6">src</text:span><text:span text:style-name="T9">=</text:span><text:span text:style-name="T8">"./assets/imgs/06.jpeg"</text:span><text:span text:style-name="T2">&gt;</text:span></text:p>
      <text:p text:style-name="P2">            <text:span text:style-name="T2">&lt;</text:span><text:span text:style-name="T4">img</text:span><text:span text:style-name="T9"> </text:span><text:span text:style-name="T6">src</text:span><text:span text:style-name="T9">=</text:span><text:span text:style-name="T8">"./assets/imgs/07.jpeg"</text:span><text:span text:style-name="T2">&gt;</text:span></text:p>
      <text:p text:style-name="P2">            <text:span text:style-name="T2">&lt;</text:span><text:span text:style-name="T4">img</text:span><text:span text:style-name="T9"> </text:span><text:span text:style-name="T6">src</text:span><text:span text:style-name="T9">=</text:span><text:span text:style-name="T8">"./assets/imgs/08.jpeg"</text:span><text:span text:style-name="T2">&gt;</text:span></text:p>
      <text:p text:style-name="P2">            <text:span text:style-name="T2">&lt;</text:span><text:span text:style-name="T4">img</text:span><text:span text:style-name="T9"> </text:span><text:span text:style-name="T6">src</text:span><text:span text:style-name="T9">=</text:span><text:span text:style-name="T8">"./assets/imgs/09.jpeg"</text:span><text:span text:style-name="T2">&gt;</text:span></text:p>
      <text:p text:style-name="P2">            <text:span text:style-name="T2">&lt;</text:span><text:span text:style-name="T4">img</text:span><text:span text:style-name="T9"> </text:span><text:span text:style-name="T6">src</text:span><text:span text:style-name="T9">=</text:span><text:span text:style-name="T8">"./assets/imgs/10.jpeg"</text:span><text:span text:style-name="T2">&gt;</text:span></text:p>
      <text:p text:style-name="P2">            <text:span text:style-name="T2">&lt;</text:span><text:span text:style-name="T4">img</text:span><text:span text:style-name="T9"> </text:span><text:span text:style-name="T6">src</text:span><text:span text:style-name="T9">=</text:span><text:span text:style-name="T8">"./assets/imgs/11.jpeg"</text:span><text:span text:style-name="T2">&gt;</text:span></text:p>
      <text:p text:style-name="P2">            <text:span text:style-name="T2">&lt;</text:span><text:span text:style-name="T4">img</text:span><text:span text:style-name="T9"> </text:span><text:span text:style-name="T6">src</text:span><text:span text:style-name="T9">=</text:span><text:span text:style-name="T8">"./assets/imgs/12.jpeg"</text:span><text:span text:style-name="T2">&gt;</text:span></text:p>
      <text:p text:style-name="P2"><text:soft-page-break/>            <text:span text:style-name="T2">&lt;</text:span><text:span text:style-name="T4">img</text:span><text:span text:style-name="T9"> </text:span><text:span text:style-name="T6">src</text:span><text:span text:style-name="T9">=</text:span><text:span text:style-name="T8">"./assets/imgs/13.jpeg"</text:span><text:span text:style-name="T2">&gt;</text:span></text:p>
      <text:p text:style-name="P2">          <text:span text:style-name="T2">&lt;/</text:span><text:span text:style-name="T4">div</text:span><text:span text:style-name="T2">&gt;</text:span></text:p>
      <text:p text:style-name="P2">        <text:span text:style-name="T2">&lt;/</text:span><text:span text:style-name="T4">div</text:span><text:span text:style-name="T2">&gt;</text:span></text:p>
      <text:p text:style-name="P2">      <text:span text:style-name="T2">&lt;/</text:span><text:span text:style-name="T4">div</text:span><text:span text:style-name="T2">&gt;</text:span></text:p>
      <text:p text:style-name="P2">    <text:span text:style-name="T2">&lt;/</text:span><text:span text:style-name="T4">div</text:span><text:span text:style-name="T2">&gt;</text:span></text:p>
      <text:p text:style-name="P2">  <text:span text:style-name="T2">&lt;/</text:span><text:span text:style-name="T4">body</text:span><text:span text:style-name="T2">&gt;</text:span></text:p>
      <text:p text:style-name="P1"><text:span text:style-name="T1">&lt;/</text:span><text:span text:style-name="T3">html</text:span><text:span text:style-name="T1">&gt;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4T21:00:32.334000000</meta:creation-date>
    <dc:date>2021-02-24T21:01:12.612000000</dc:date>
    <meta:editing-duration>PT46S</meta:editing-duration>
    <meta:editing-cycles>1</meta:editing-cycles>
    <meta:document-statistic meta:table-count="0" meta:image-count="0" meta:object-count="0" meta:page-count="3" meta:paragraph-count="103" meta:word-count="280" meta:character-count="3800" meta:non-whitespace-character-count="2605"/>
    <meta:generator>LibreOffice/7.1.0.3$Windows_X86_64 LibreOffice_project/f6099ecf3d29644b5008cc8f48f42f4a40986e4c</meta:generator>
  </office:meta>
</office:document-meta>
</file>